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14pt" officeooo:rsid="00122fb5" officeooo:paragraph-rsid="00122fb5" style:font-size-asian="14pt" style:font-size-complex="14pt"/>
    </style:style>
    <style:style style:name="P2" style:family="paragraph" style:parent-style-name="Standard">
      <style:text-properties fo:font-size="12pt" officeooo:rsid="00122fb5" officeooo:paragraph-rsid="00122fb5" style:font-size-asian="10.5pt" style:font-size-complex="12pt"/>
    </style:style>
    <style:style style:name="P3" style:family="paragraph" style:parent-style-name="Standard">
      <style:text-properties fo:font-size="12pt" officeooo:rsid="00122fb5" officeooo:paragraph-rsid="0013b7a9" style:font-size-asian="10.5pt" style:font-size-complex="12pt"/>
    </style:style>
    <style:style style:name="P4" style:family="paragraph" style:parent-style-name="Standard">
      <style:text-properties fo:font-size="12pt" officeooo:rsid="00122fb5" officeooo:paragraph-rsid="0019a336" style:font-size-asian="10.5pt" style:font-size-complex="12pt"/>
    </style:style>
    <style:style style:name="P5" style:family="paragraph" style:parent-style-name="Standard">
      <style:text-properties fo:font-size="12pt" officeooo:rsid="001405ab" officeooo:paragraph-rsid="001405ab" style:font-size-asian="10.5pt" style:font-size-complex="12pt"/>
    </style:style>
    <style:style style:name="P6" style:family="paragraph" style:parent-style-name="Standard">
      <style:text-properties fo:font-size="12pt" officeooo:rsid="0015d0fa" officeooo:paragraph-rsid="0015d0fa" style:font-size-asian="10.5pt" style:font-size-complex="12pt"/>
    </style:style>
    <style:style style:name="P7" style:family="paragraph" style:parent-style-name="Standard">
      <style:text-properties fo:font-size="12pt" officeooo:rsid="0018d9e9" officeooo:paragraph-rsid="0018d9e9" style:font-size-asian="10.5pt" style:font-size-complex="12pt"/>
    </style:style>
    <style:style style:name="P8" style:family="paragraph" style:parent-style-name="Standard">
      <style:text-properties fo:font-size="12pt" officeooo:rsid="0019a336" officeooo:paragraph-rsid="0019a336" style:font-size-asian="10.5pt" style:font-size-complex="12pt"/>
    </style:style>
    <style:style style:name="P9" style:family="paragraph" style:parent-style-name="Standard">
      <style:text-properties fo:font-size="12pt" officeooo:rsid="001a231f" officeooo:paragraph-rsid="001a231f" style:font-size-asian="10.5pt" style:font-size-complex="12pt"/>
    </style:style>
    <style:style style:name="P10" style:family="paragraph" style:parent-style-name="Standard">
      <style:text-properties style:font-name="Courier New" fo:font-size="10pt" officeooo:rsid="001a231f" officeooo:paragraph-rsid="001a231f" style:font-size-asian="10pt" style:font-size-complex="10pt"/>
    </style:style>
    <style:style style:name="P11" style:family="paragraph" style:parent-style-name="Standard">
      <style:text-properties style:font-name="Courier New" fo:font-size="10pt" officeooo:rsid="001a231f" officeooo:paragraph-rsid="001cdb1a" style:font-size-asian="10pt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3b7a9"/>
    </style:style>
    <style:style style:name="T3" style:family="text">
      <style:text-properties officeooo:rsid="0015d0fa"/>
    </style:style>
    <style:style style:name="T4" style:family="text">
      <style:text-properties officeooo:rsid="0019a336"/>
    </style:style>
    <style:style style:name="T5" style:family="text">
      <style:text-properties officeooo:rsid="001405ab"/>
    </style:style>
    <style:style style:name="T6" style:family="text">
      <style:text-properties officeooo:rsid="001ae501"/>
    </style:style>
    <style:style style:name="T7" style:family="text">
      <style:text-properties officeooo:rsid="001cdb1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DEXT – Generic function for extending SD / BASIC to interface with C Functions. </text:p>
      <text:p text:style-name="P1"/>
      <text:p text:style-name="P2">The purpose of this function is to add a generic function to SD / BASIC to allow for the interface of C code and C functions.</text:p>
      <text:p text:style-name="P2"/>
      <text:p text:style-name="P2"><text:span text:style-name="T1">Function SDEXT</text:span><text:line-break/></text:p>
      <text:p text:style-name="P4">Function <text:span text:style-name="T1">SDEXT(Arg, IsArgMV, Function_id)</text:span><text:line-break/><text:line-break/> <text:s text:c="2"/><text:span text:style-name="T1">Arg</text:span> <text:s text:c="8"/><text:tab/>= string value passed to the c code / function. For functions requiring multiple <text:tab/><text:tab/><text:tab/><text:tab/><text:tab/>arguments, set IsArgMV to true and pass arguments in a FIELD_MARK <text:tab/><text:tab/><text:tab/><text:tab/><text:tab/>separated string, with a maximum of <text:span text:style-name="T4">1</text:span>0 <text:span text:style-name="T4">arguments.</text:span></text:p>
      <text:p text:style-name="P4"><text:line-break/> <text:s text:c="2"/><text:span text:style-name="T1">IsArgMV</text:span> <text:s text:c="4"/>= If passing multiple arguments in Arg, set to true, otherwise false. <text:s/><text:line-break/><text:line-break/> <text:s text:c="2"/><text:span text:style-name="T1">Function_Id</text:span> = the integer value used to identify what c code / function is execute.</text:p>
      <text:p text:style-name="P4"><text:tab/><text:tab/><text:tab/><text:span text:style-name="T2">Defined in SYSCOM/KEYS.H and gplsrc/keys.h</text:span></text:p>
      <text:p text:style-name="P4"><text:line-break/>Use the BASIC function STATUS() to return function status:<text:line-break/><text:tab/><text:line-break/>STATUS() = 0 successful call, <text:s/>otherwise error code returned from function, see SYSCOM/ERR.H <text:span text:style-name="T2">and gplsrc/err.h.</text:span></text:p>
      <text:p text:style-name="P4"/>
      <text:p text:style-name="P8">Note: SDEXT is an internal function. <text:s/>Programs using it require the $internal compiler directive, and compiling a program with this directive requires starting sd with the -internal flag.</text:p>
      <text:p text:style-name="P3"/>
      <text:p text:style-name="P5">Source code for this function is found in gplsrc/<text:span text:style-name="T3">op_sdext</text:span>.c.</text:p>
      <text:p text:style-name="P5"/>
      <text:p text:style-name="P6">Sample call:</text:p>
      <text:p text:style-name="P5"/>
      <text:p text:style-name="P6">Sample program calls c code executed when issuing SDEXT_TestIt function id.</text:p>
      <text:p text:style-name="P6">SDEXT_TestIt simply echos the passed arguments to stdout and returns the string</text:p>
      <text:p text:style-name="P6"><text:s/>"op_sdext() found %d args\n"</text:p>
      <text:p text:style-name="P6"/>
      <text:p text:style-name="P6">01: PROGRAM SD_EXT<text:line-break/>02: * note SDEXT is an internal function!!<text:line-break/>03: $internal<text:line-break/>04: <text:line-break/>05: $include KEYS.H<text:line-break/>06: $include ERR.H<text:line-break/>07: <text:line-break/>08: <text:line-break/>09: crt 'attempt sdext call'<text:line-break/>10: arglist = 'apple':@fm:'banana':@fm:'pear'<text:line-break/>11: rsp = sdext(arglist,@TRUE,SDEXT_TestIt)<text:line-break/>12: *<text:line-break/>13: crt 'response:'<text:line-break/>14: crt rsp<text:line-break/><text:soft-page-break/>15: *<text:line-break/>16: alldone:<text:line-break/>17: END<text:line-break/></text:p>
      <text:p text:style-name="P7">Output:</text:p>
      <text:p text:style-name="P7">:RUN BP SD_EXT<text:line-break/>attempt sdext call<text:line-break/>Arg 1 of 3<text:line-break/>'apple'<text:line-break/>Arg 2 of 3<text:line-break/>'banana'<text:line-break/>Arg 3 of 3<text:line-break/>'pear'<text:line-break/>response:<text:line-break/>op_sdext() found 3 args</text:p>
      <text:p text:style-name="P7"/>
      <text:p text:style-name="P9">Snippet of c code the produces this result (found in <text:s/><text:span text:style-name="T5">gplsrc/</text:span><text:span text:style-name="T3">op_sdext</text:span><text:span text:style-name="T5">.c</text:span>):</text:p>
      <text:p text:style-name="P9"/>
      <text:p text:style-name="P10">case <text:s/>SDEXT_TestIt: <text:line-break/> <text:s/>/* simple test to see if any of this works, output args to stdout <text:s/>*/</text:p>
      <text:p text:style-name="P11"><text:line-break/> <text:s/>for (argIdx = 0; argIdx &lt; argCnt; argIdx++) {<text:line-break/> <text:s text:c="3"/>printf("Arg %d of %d\r\n",argIdx+1, argCnt);<text:line-break/> <text:s text:c="3"/>printf("'%s'\r\n",SDMEArgArray[argIdx]);<text:line-break/> <text:s/>}<text:line-break/> <text:s/>snprintf(myErrMsg, SD_ErrMsg_LEN, "op_sdext() found %d args\n", argCnt);<text:line-break/> <text:s/>k_put_c_string(myErrMsg, e_stack); <text:s/>/* sets descr <text:span text:style-name="T6">pointed to by e_stack </text:span>as type</text:p>
      <text:p text:style-name="P11"><text:s text:c="41"/>string and place the <text:span text:style-name="T6">string</text:span> in <text:span text:style-name="T7">m</text:span>yErrMsg</text:p>
      <text:p text:style-name="P11"><text:s text:c="41"/>into it */<text:line-break/> <text:s text:c="37"/>/* this will then get <text:span text:style-name="T7">t</text:span>ransferred as the</text:p>
      <text:p text:style-name="P11"><text:s text:c="41"/>returned value */<text:line-break/> <text:s text:c="2"/>e_stack++;<text:tab/><text:line-break/> <text:s text:c="2"/>break;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8-02T07:57:13.557000000</meta:creation-date>
    <dc:date>2024-08-08T11:21:09.598000000</dc:date>
    <meta:editing-duration>PT28M21S</meta:editing-duration>
    <meta:editing-cycles>9</meta:editing-cycles>
    <meta:generator>LibreOffice/24.2.5.2$Windows_X86_64 LibreOffice_project/bffef4ea93e59bebbeaf7f431bb02b1a39ee8a59</meta:generator>
    <meta:document-statistic meta:table-count="0" meta:image-count="0" meta:object-count="0" meta:page-count="2" meta:paragraph-count="22" meta:word-count="363" meta:character-count="2527" meta:non-whitespace-character-count="1940"/>
  </office:meta>
</office:document-meta>
</file>